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Entity.RequestEntity( MultiValueMap &lt; String , String &gt; headers ,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RequestEnt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body( T body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get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body( 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Entity.get(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equals( @ Nullable Object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Entity.delete(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get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Ent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RequestEntity.equals( @ Nullable Object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BodyBuilder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Entity.options(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RequestEntity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acceptCharset( Charset ... acceptableChar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Entity.RequestEntity( @ Nullable T body ,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method( HttpMethod method ,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ModifiedSince( ZonedDateTime if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Entity.put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post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post(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head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method( HttpMethod method , String uriTemplate , Map &lt; String , ? &gt;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head(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patch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buildInternal( @ Nullable T body , @ Nullable 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BodyBuilder.headers( @ Nullable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Entity.options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method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RequestEntity.UriTemplateRequestEntity( @ Nullable T body , @ Nullable MultiValueMap &lt; String , String &gt; headers , @ Nullable HttpMethod method , @ Nullable Type type , String uriTemplate , @ Nullable Object [ ] uriVarsArray , @ Nullable Map &lt; String , ? &gt; uriVar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odyBuilder.accept( MediaType ... acceptable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DefaultBodyBuilder( HttpMethod method , String uriTemplate , Map &lt; String , ? &gt;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Entity.patch(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ody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NoneMatch( String ... ifNoneMat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Entity.format( @ Nullable HttpMethod httpMethod , String url , @ Nullable T body , HttpHeaders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Entity.RequestEntity( @ Nullable T body , HttpMethod method , URI url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ModifiedSince( long if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odyBuilder.DefaultBodyBuilder(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iTemplateRequestEntity.getVar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RequestEntity.ge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ifModifiedSince( Instant if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Entity.put(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RequestEntity( @ Nullable T body , @ Nullable MultiValueMap &lt; String , String &gt; headers , @ Nullable HttpMethod method , URI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odyBuilder.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TemplateRequestEnti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TemplateRequestEntity.get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Entity.delete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Entity.RequestEntity( @ Nullable T body , @ Nullable MultiValueMap &lt; String , String &gt; headers , @ Nullable HttpMethod method , @ Nullable URI url , @ Nullable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odyBuilder.DefaultBodyBuilder( HttpMethod method , String uriTemplate , Object ... uri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